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5-10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1284" calcext:value-type="float">
            <text:p>57.01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5-10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23408" calcext:value-type="float">
            <text:p>56.22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5-10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41696" calcext:value-type="float">
            <text:p>56.24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5-10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02656" calcext:value-type="float">
            <text:p>56.30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5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51424" calcext:value-type="float">
            <text:p>56.35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5-10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12384" calcext:value-type="float">
            <text:p>56.41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5-10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73344" calcext:value-type="float">
            <text:p>56.47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5-10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12968" calcext:value-type="float">
            <text:p>56.51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5-10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03824" calcext:value-type="float">
            <text:p>56.50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5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61736" calcext:value-type="float">
            <text:p>56.56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5-10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13552" calcext:value-type="float">
            <text:p>56.61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5-10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53176" calcext:value-type="float">
            <text:p>56.65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5-10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14136" calcext:value-type="float">
            <text:p>56.71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5-10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5376" calcext:value-type="float">
            <text:p>56.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5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02528" calcext:value-type="float">
            <text:p>56.80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5-10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72632" calcext:value-type="float">
            <text:p>56.87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5-10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42736" calcext:value-type="float">
            <text:p>56.94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5-10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72504" calcext:value-type="float">
            <text:p>57.37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5-10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2432" calcext:value-type="float">
            <text:p>57.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5-10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91376" calcext:value-type="float">
            <text:p>57.49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5-10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12712" calcext:value-type="float">
            <text:p>57.51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5-10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21856" calcext:value-type="float">
            <text:p>57.52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5-10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52336" calcext:value-type="float">
            <text:p>57.55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5-10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13296" calcext:value-type="float">
            <text:p>57.61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5-10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62776" calcext:value-type="float">
            <text:p>57.26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5-10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12712" calcext:value-type="float">
            <text:p>57.51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5-10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02984" calcext:value-type="float">
            <text:p>57.40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5-10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33464" calcext:value-type="float">
            <text:p>57.43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5-10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82232" calcext:value-type="float">
            <text:p>57.48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5-09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43192" calcext:value-type="float">
            <text:p>57.54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5-09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82816" calcext:value-type="float">
            <text:p>57.58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5-09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13296" calcext:value-type="float">
            <text:p>57.61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5-09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43776" calcext:value-type="float">
            <text:p>57.64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5-09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92544" calcext:value-type="float">
            <text:p>57.69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5-09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53504" calcext:value-type="float">
            <text:p>57.75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5-09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41896" calcext:value-type="float">
            <text:p>57.84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5-09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94296" calcext:value-type="float">
            <text:p>57.99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5-09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82104" calcext:value-type="float">
            <text:p>57.98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5-09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91832" calcext:value-type="float">
            <text:p>58.09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5-09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92416" calcext:value-type="float">
            <text:p>58.19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5-09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14336" calcext:value-type="float">
            <text:p>58.31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5-09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51496" calcext:value-type="float">
            <text:p>58.45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5-09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91704" calcext:value-type="float">
            <text:p>58.59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5-09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83144" calcext:value-type="float">
            <text:p>58.68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5-09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62392" calcext:value-type="float">
            <text:p>58.76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5-09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1408" calcext:value-type="float">
            <text:p>59.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5-09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72576" calcext:value-type="float">
            <text:p>59.47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5-09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33536" calcext:value-type="float">
            <text:p>59.53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5-09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64016" calcext:value-type="float">
            <text:p>59.56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5-09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92744" calcext:value-type="float">
            <text:p>59.29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5-09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13952" calcext:value-type="float">
            <text:p>59.81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5-09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932" calcext:value-type="float">
            <text:p>59.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5-09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64016" calcext:value-type="float">
            <text:p>59.56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5-09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13368" calcext:value-type="float">
            <text:p>59.71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5-09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71864" calcext:value-type="float">
            <text:p>59.87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5-09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51696" calcext:value-type="float">
            <text:p>60.05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5-09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92488" calcext:value-type="float">
            <text:p>60.29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5-09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72904" calcext:value-type="float">
            <text:p>60.57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5-09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92944" calcext:value-type="float">
            <text:p>60.89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5-08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13568" calcext:value-type="float">
            <text:p>61.31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5-08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73816" calcext:value-type="float">
            <text:p>61.77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5-08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13896" calcext:value-type="float">
            <text:p>62.41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5-08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53976" calcext:value-type="float">
            <text:p>63.05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5-08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33096" calcext:value-type="float">
            <text:p>63.63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5-08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72264" calcext:value-type="float">
            <text:p>63.07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5-08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5164" calcext:value-type="float">
            <text:p>62.65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5-08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52352" calcext:value-type="float">
            <text:p>62.25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5-08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04296" calcext:value-type="float">
            <text:p>61.80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5-08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22128" calcext:value-type="float">
            <text:p>61.22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5-08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6188" calcext:value-type="float">
            <text:p>60.76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5-08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32568" calcext:value-type="float">
            <text:p>60.93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5-08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51568" calcext:value-type="float">
            <text:p>60.55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5-08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0176" calcext:value-type="float">
            <text:p>59.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5-08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73288" calcext:value-type="float">
            <text:p>59.07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5-08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7212" calcext:value-type="float">
            <text:p>58.87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5-08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02856" calcext:value-type="float">
            <text:p>57.90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5-08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33136" calcext:value-type="float">
            <text:p>56.33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5-08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22952" calcext:value-type="float">
            <text:p>55.62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5-08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01616" calcext:value-type="float">
            <text:p>55.60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5-08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92472" calcext:value-type="float">
            <text:p>55.59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5-08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13808" calcext:value-type="float">
            <text:p>55.61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5-08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22952" calcext:value-type="float">
            <text:p>55.62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5-08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72304" calcext:value-type="float">
            <text:p>55.77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5-08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01616" calcext:value-type="float">
            <text:p>55.60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5-08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22952" calcext:value-type="float">
            <text:p>55.62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5-08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74184" calcext:value-type="float">
            <text:p>55.57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5-08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74184" calcext:value-type="float">
            <text:p>55.57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5-08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92472" calcext:value-type="float">
            <text:p>55.59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5-08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01616" calcext:value-type="float">
            <text:p>55.60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5-08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92472" calcext:value-type="float">
            <text:p>55.59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5-07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83328" calcext:value-type="float">
            <text:p>55.58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5-07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61992" calcext:value-type="float">
            <text:p>55.56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5-07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74184" calcext:value-type="float">
            <text:p>55.57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5-07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62576" calcext:value-type="float">
            <text:p>55.66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5-07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42408" calcext:value-type="float">
            <text:p>55.84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5-07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83328" calcext:value-type="float">
            <text:p>55.58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5-07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02784" calcext:value-type="float">
            <text:p>55.80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5-07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7172" calcext:value-type="float">
            <text:p>55.67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5-07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93056" calcext:value-type="float">
            <text:p>55.69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5-07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11344" calcext:value-type="float">
            <text:p>55.71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5-07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82032" calcext:value-type="float">
            <text:p>55.88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5-07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41824" calcext:value-type="float">
            <text:p>55.74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5-07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3268" calcext:value-type="float">
            <text:p>55.73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5-07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72888" calcext:value-type="float">
            <text:p>55.87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5-07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3268" calcext:value-type="float">
            <text:p>55.73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5-07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3268" calcext:value-type="float">
            <text:p>55.73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5-07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9364" calcext:value-type="float">
            <text:p>55.79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5-07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51552" calcext:value-type="float">
            <text:p>55.85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5-07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9364" calcext:value-type="float">
            <text:p>55.79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5-07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2412" calcext:value-type="float">
            <text:p>55.82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5-07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42408" calcext:value-type="float">
            <text:p>55.84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5-07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33848" calcext:value-type="float">
            <text:p>55.93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5-07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52136" calcext:value-type="float">
            <text:p>55.95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5-07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73472" calcext:value-type="float">
            <text:p>55.97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5-07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5272" calcext:value-type="float">
            <text:p>56.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5-07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4416" calcext:value-type="float">
            <text:p>56.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5-07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63616" calcext:value-type="float">
            <text:p>56.36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5-07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23408" calcext:value-type="float">
            <text:p>56.22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5-07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21528" calcext:value-type="float">
            <text:p>56.42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5-07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02656" calcext:value-type="float">
            <text:p>56.30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5-07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4228" calcext:value-type="float">
            <text:p>56.34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5-06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42864" calcext:value-type="float">
            <text:p>56.44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5-06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928" calcext:value-type="float">
            <text:p>56.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5-06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73344" calcext:value-type="float">
            <text:p>56.47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5-06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43448" calcext:value-type="float">
            <text:p>56.54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5-06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92216" calcext:value-type="float">
            <text:p>56.59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5-06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81776" calcext:value-type="float">
            <text:p>56.88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5-06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51296" calcext:value-type="float">
            <text:p>56.85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5-06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52464" calcext:value-type="float">
            <text:p>57.05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5-06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6336" calcext:value-type="float">
            <text:p>57.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5-06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54216" calcext:value-type="float">
            <text:p>57.35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5-06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73088" calcext:value-type="float">
            <text:p>57.47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5-06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34176" calcext:value-type="float">
            <text:p>57.03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5-06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11672" calcext:value-type="float">
            <text:p>56.81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5-06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51296" calcext:value-type="float">
            <text:p>56.85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5-06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738" calcext:value-type="float">
            <text:p>57.07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5-06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71336" calcext:value-type="float">
            <text:p>57.17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5-06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31712" calcext:value-type="float">
            <text:p>57.13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5-06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61608" calcext:value-type="float">
            <text:p>57.06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5-06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0428" calcext:value-type="float">
            <text:p>57.10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5-06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92672" calcext:value-type="float">
            <text:p>57.19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5-06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0428" calcext:value-type="float">
            <text:p>57.10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5-06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43904" calcext:value-type="float">
            <text:p>57.14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5-06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14008" calcext:value-type="float">
            <text:p>57.21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5-06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23152" calcext:value-type="float">
            <text:p>57.22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5-06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93256" calcext:value-type="float">
            <text:p>57.29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5-06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54216" calcext:value-type="float">
            <text:p>57.35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5-06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12128" calcext:value-type="float">
            <text:p>57.41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5-06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51752" calcext:value-type="float">
            <text:p>57.45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5-06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43064" calcext:value-type="float">
            <text:p>58.04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5-06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21856" calcext:value-type="float">
            <text:p>57.52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5-05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43192" calcext:value-type="float">
            <text:p>57.54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5-05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9196" calcext:value-type="float">
            <text:p>57.59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5-05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43776" calcext:value-type="float">
            <text:p>57.64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5-05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1388" calcext:value-type="float">
            <text:p>57.71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5-05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33336" calcext:value-type="float">
            <text:p>57.93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5-05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41896" calcext:value-type="float">
            <text:p>57.84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5-05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12" calcext:value-type="float">
            <text:p>57.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5-05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0344" calcext:value-type="float">
            <text:p>58.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5-05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04024" calcext:value-type="float">
            <text:p>58.10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5-05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0156" calcext:value-type="float">
            <text:p>58.20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5-05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72248" calcext:value-type="float">
            <text:p>58.37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5-05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81392" calcext:value-type="float">
            <text:p>58.38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5-05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94168" calcext:value-type="float">
            <text:p>58.49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5-05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53248" calcext:value-type="float">
            <text:p>58.75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5-05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0364" calcext:value-type="float">
            <text:p>59.60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5-05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32824" calcext:value-type="float">
            <text:p>59.93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5-05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4372" calcext:value-type="float">
            <text:p>60.24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5-05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03968" calcext:value-type="float">
            <text:p>60.70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5-05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6292" calcext:value-type="float">
            <text:p>61.46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5-05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22256" calcext:value-type="float">
            <text:p>60.72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5-05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028" calcext:value-type="float">
            <text:p>60.5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5-05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42096" calcext:value-type="float">
            <text:p>59.44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5-05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93584" calcext:value-type="float">
            <text:p>58.39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5-05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21984" calcext:value-type="float">
            <text:p>57.02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5-05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43576" calcext:value-type="float">
            <text:p>56.04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5-05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12512" calcext:value-type="float">
            <text:p>55.91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5-05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11344" calcext:value-type="float">
            <text:p>55.71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5-05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83912" calcext:value-type="float">
            <text:p>55.68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5-05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02912" calcext:value-type="float">
            <text:p>55.30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5-05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81576" calcext:value-type="float">
            <text:p>55.28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5-05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2412" calcext:value-type="float">
            <text:p>55.82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5-04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52136" calcext:value-type="float">
            <text:p>55.95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5-04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736" calcext:value-type="float">
            <text:p>55.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5-04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11472" calcext:value-type="float">
            <text:p>55.21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5-04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81576" calcext:value-type="float">
            <text:p>55.28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5-04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33392" calcext:value-type="float">
            <text:p>55.33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5-04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9176" calcext:value-type="float">
            <text:p>55.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5-04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12512" calcext:value-type="float">
            <text:p>55.91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5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42408" calcext:value-type="float">
            <text:p>55.84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5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02912" calcext:value-type="float">
            <text:p>55.30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5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42536" calcext:value-type="float">
            <text:p>55.34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5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33392" calcext:value-type="float">
            <text:p>55.33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5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31512" calcext:value-type="float">
            <text:p>55.53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5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03496" calcext:value-type="float">
            <text:p>55.40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5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212" calcext:value-type="float">
            <text:p>55.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5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1264" calcext:value-type="float">
            <text:p>55.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13224" calcext:value-type="float">
            <text:p>55.51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5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94224" calcext:value-type="float">
            <text:p>55.89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5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02656" calcext:value-type="float">
            <text:p>56.30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5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33848" calcext:value-type="float">
            <text:p>55.93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5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5168" calcext:value-type="float">
            <text:p>55.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5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52264" calcext:value-type="float">
            <text:p>55.45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5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0408" calcext:value-type="float">
            <text:p>55.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5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91888" calcext:value-type="float">
            <text:p>55.49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5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1264" calcext:value-type="float">
            <text:p>55.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5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91888" calcext:value-type="float">
            <text:p>55.49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5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13224" calcext:value-type="float">
            <text:p>55.51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5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13224" calcext:value-type="float">
            <text:p>55.51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5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33264" calcext:value-type="float">
            <text:p>55.83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5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81448" calcext:value-type="float">
            <text:p>55.78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5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51552" calcext:value-type="float">
            <text:p>55.85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5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6128" calcext:value-type="float">
            <text:p>55.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5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82032" calcext:value-type="float">
            <text:p>55.88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5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9364" calcext:value-type="float">
            <text:p>55.79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5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41824" calcext:value-type="float">
            <text:p>55.74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5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91888" calcext:value-type="float">
            <text:p>55.49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5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74184" calcext:value-type="float">
            <text:p>55.57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5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22368" calcext:value-type="float">
            <text:p>55.52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5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41824" calcext:value-type="float">
            <text:p>55.74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5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01616" calcext:value-type="float">
            <text:p>55.60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5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83328" calcext:value-type="float">
            <text:p>55.58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5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53432" calcext:value-type="float">
            <text:p>55.65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5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92472" calcext:value-type="float">
            <text:p>55.59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5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22368" calcext:value-type="float">
            <text:p>55.52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5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52264" calcext:value-type="float">
            <text:p>55.45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5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91888" calcext:value-type="float">
            <text:p>55.49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5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52848" calcext:value-type="float">
            <text:p>55.55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5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0408" calcext:value-type="float">
            <text:p>55.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5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5168" calcext:value-type="float">
            <text:p>55.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5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03496" calcext:value-type="float">
            <text:p>55.40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5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0408" calcext:value-type="float">
            <text:p>55.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5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212" calcext:value-type="float">
            <text:p>55.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5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43704" calcext:value-type="float">
            <text:p>55.54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5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33392" calcext:value-type="float">
            <text:p>55.33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5-03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52264" calcext:value-type="float">
            <text:p>55.45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5-03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54144" calcext:value-type="float">
            <text:p>55.25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5-03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73016" calcext:value-type="float">
            <text:p>55.37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5-03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82744" calcext:value-type="float">
            <text:p>55.48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5-03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71848" calcext:value-type="float">
            <text:p>55.17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5-03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63288" calcext:value-type="float">
            <text:p>55.26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5-03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42536" calcext:value-type="float">
            <text:p>55.34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5-03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33392" calcext:value-type="float">
            <text:p>55.33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5-0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93768" calcext:value-type="float">
            <text:p>55.29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5-0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91888" calcext:value-type="float">
            <text:p>55.49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5-0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21784" calcext:value-type="float">
            <text:p>55.42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5-0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4312" calcext:value-type="float">
            <text:p>55.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5-0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5168" calcext:value-type="float">
            <text:p>55.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5-0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7172" calcext:value-type="float">
            <text:p>55.67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5-0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83328" calcext:value-type="float">
            <text:p>55.58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5-0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02784" calcext:value-type="float">
            <text:p>55.80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5-0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03368" calcext:value-type="float">
            <text:p>55.90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5-0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33264" calcext:value-type="float">
            <text:p>55.83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5-0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3268" calcext:value-type="float">
            <text:p>55.73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5-0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23536" calcext:value-type="float">
            <text:p>55.72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5-0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73472" calcext:value-type="float">
            <text:p>55.97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5-0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022" calcext:value-type="float">
            <text:p>55.70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5-0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82616" calcext:value-type="float">
            <text:p>55.98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5-0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03952" calcext:value-type="float">
            <text:p>56.00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5-0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11928" calcext:value-type="float">
            <text:p>55.81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5-0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832" calcext:value-type="float">
            <text:p>56.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5-0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42992" calcext:value-type="float">
            <text:p>55.94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5-0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5272" calcext:value-type="float">
            <text:p>56.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5-0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21656" calcext:value-type="float">
            <text:p>55.92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5-0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82032" calcext:value-type="float">
            <text:p>55.88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5-02-06 18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42992" calcext:value-type="float">
            <text:p>55.94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5-0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31968" calcext:value-type="float">
            <text:p>56.13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5-0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9176" calcext:value-type="float">
            <text:p>55.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5-0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32552" calcext:value-type="float">
            <text:p>56.23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5-0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92344" calcext:value-type="float">
            <text:p>56.09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5-0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5272" calcext:value-type="float">
            <text:p>56.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5-0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32552" calcext:value-type="float">
            <text:p>56.23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5-01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92928" calcext:value-type="float">
            <text:p>56.19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5-0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63032" calcext:value-type="float">
            <text:p>56.26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5-0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01488" calcext:value-type="float">
            <text:p>56.10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5-0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53888" calcext:value-type="float">
            <text:p>56.25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5-0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93512" calcext:value-type="float">
            <text:p>56.29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5-0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7276" calcext:value-type="float">
            <text:p>56.37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5-0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31256" calcext:value-type="float">
            <text:p>56.53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5-0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642" calcext:value-type="float">
            <text:p>56.46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5-0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44032" calcext:value-type="float">
            <text:p>56.64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5-0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73928" calcext:value-type="float">
            <text:p>56.57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5-0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93968" calcext:value-type="float">
            <text:p>56.89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5-0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32424" calcext:value-type="float">
            <text:p>56.73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5-0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8424" calcext:value-type="float">
            <text:p>56.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5-0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64072" calcext:value-type="float">
            <text:p>56.96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5-0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62904" calcext:value-type="float">
            <text:p>56.76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5-0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21984" calcext:value-type="float">
            <text:p>57.02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5-0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73216" calcext:value-type="float">
            <text:p>56.97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5-0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33592" calcext:value-type="float">
            <text:p>56.93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5-0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92672" calcext:value-type="float">
            <text:p>57.19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5-0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5188" calcext:value-type="float">
            <text:p>56.95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5-0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92672" calcext:value-type="float">
            <text:p>57.19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5-0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53048" calcext:value-type="float">
            <text:p>57.15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5-0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53048" calcext:value-type="float">
            <text:p>57.15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5-0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84112" calcext:value-type="float">
            <text:p>57.28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5-0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42608" calcext:value-type="float">
            <text:p>57.44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5-0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33464" calcext:value-type="float">
            <text:p>57.43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5-0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82232" calcext:value-type="float">
            <text:p>57.48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5-0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12712" calcext:value-type="float">
            <text:p>57.51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5-0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12128" calcext:value-type="float">
            <text:p>57.41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5-0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82816" calcext:value-type="float">
            <text:p>57.58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5-0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13296" calcext:value-type="float">
            <text:p>57.61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4-12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03568" calcext:value-type="float">
            <text:p>57.50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4-12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03568" calcext:value-type="float">
            <text:p>57.50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4-12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9196" calcext:value-type="float">
            <text:p>57.59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4-1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5292" calcext:value-type="float">
            <text:p>57.65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4-1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23024" calcext:value-type="float">
            <text:p>57.72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4-1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62648" calcext:value-type="float">
            <text:p>57.76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4-1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7296" calcext:value-type="float">
            <text:p>57.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4-1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02856" calcext:value-type="float">
            <text:p>57.90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4-1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24192" calcext:value-type="float">
            <text:p>57.92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4-1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43064" calcext:value-type="float">
            <text:p>58.04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4-1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93" calcext:value-type="float">
            <text:p>58.2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4-1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81392" calcext:value-type="float">
            <text:p>58.38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4-1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0156" calcext:value-type="float">
            <text:p>58.20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4-1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14336" calcext:value-type="float">
            <text:p>58.31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4-1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32624" calcext:value-type="float">
            <text:p>58.33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4-1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93584" calcext:value-type="float">
            <text:p>58.39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4-1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72832" calcext:value-type="float">
            <text:p>58.47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4-1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1304" calcext:value-type="float">
            <text:p>58.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4-1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31912" calcext:value-type="float">
            <text:p>58.73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4-1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53248" calcext:value-type="float">
            <text:p>58.75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4-1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4164" calcext:value-type="float">
            <text:p>58.84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4-1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33664" calcext:value-type="float">
            <text:p>59.03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4-1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6356" calcext:value-type="float">
            <text:p>58.96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4-1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23936" calcext:value-type="float">
            <text:p>58.92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4-1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43976" calcext:value-type="float">
            <text:p>59.24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4-1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13496" calcext:value-type="float">
            <text:p>59.21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4-1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01888" calcext:value-type="float">
            <text:p>59.30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4-1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11616" calcext:value-type="float">
            <text:p>59.41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4-1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0364" calcext:value-type="float">
            <text:p>59.60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4-1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64016" calcext:value-type="float">
            <text:p>59.56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4-1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83472" calcext:value-type="float">
            <text:p>59.78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4-1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71864" calcext:value-type="float">
            <text:p>59.87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4-1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63304" calcext:value-type="float">
            <text:p>59.96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4-1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11488" calcext:value-type="float">
            <text:p>59.91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4-1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63888" calcext:value-type="float">
            <text:p>60.06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4-1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218" calcext:value-type="float">
            <text:p>60.12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4-1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62592" calcext:value-type="float">
            <text:p>60.36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4-1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62008" calcext:value-type="float">
            <text:p>60.26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4-1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62592" calcext:value-type="float">
            <text:p>60.36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4-1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54032" calcext:value-type="float">
            <text:p>60.45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4-1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91776" calcext:value-type="float">
            <text:p>60.69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4-1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83216" calcext:value-type="float">
            <text:p>60.78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4-1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91776" calcext:value-type="float">
            <text:p>60.69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4-1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71608" calcext:value-type="float">
            <text:p>60.87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4-1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42296" calcext:value-type="float">
            <text:p>61.04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4-1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73944" calcext:value-type="float">
            <text:p>61.27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4-1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22712" calcext:value-type="float">
            <text:p>61.32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4-1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41584" calcext:value-type="float">
            <text:p>61.44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4-1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72648" calcext:value-type="float">
            <text:p>61.57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4-1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43336" calcext:value-type="float">
            <text:p>61.74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4-1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83544" calcext:value-type="float">
            <text:p>61.88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4-1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63376" calcext:value-type="float">
            <text:p>62.06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4-1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21872" calcext:value-type="float">
            <text:p>62.22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4-1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12016" calcext:value-type="float">
            <text:p>62.61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4-1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42496" calcext:value-type="float">
            <text:p>62.64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4-1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82704" calcext:value-type="float">
            <text:p>62.78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4-1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936" calcext:value-type="float">
            <text:p>63.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4-1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02744" calcext:value-type="float">
            <text:p>63.10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4-1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82576" calcext:value-type="float">
            <text:p>63.28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4-1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23368" calcext:value-type="float">
            <text:p>63.52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4-1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83032" calcext:value-type="float">
            <text:p>63.88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4-10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318" calcext:value-type="float">
            <text:p>63.93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4-10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7188" calcext:value-type="float">
            <text:p>64.57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4-10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51712" calcext:value-type="float">
            <text:p>64.75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4-10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5288" calcext:value-type="float">
            <text:p>64.9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4-10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21688" calcext:value-type="float">
            <text:p>65.32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4-10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82648" calcext:value-type="float">
            <text:p>65.38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4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53336" calcext:value-type="float">
            <text:p>65.55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4-10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33168" calcext:value-type="float">
            <text:p>65.73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4-10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4348" calcext:value-type="float">
            <text:p>65.94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4-10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81808" calcext:value-type="float">
            <text:p>66.28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4-10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04312" calcext:value-type="float">
            <text:p>66.50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4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53664" calcext:value-type="float">
            <text:p>66.65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4-10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4452" calcext:value-type="float">
            <text:p>66.64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4-10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2448" calcext:value-type="float">
            <text:p>66.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4-10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04312" calcext:value-type="float">
            <text:p>66.50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4-10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14624" calcext:value-type="float">
            <text:p>66.71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4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24352" calcext:value-type="float">
            <text:p>66.82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4-10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73704" calcext:value-type="float">
            <text:p>66.97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4-10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62552" calcext:value-type="float">
            <text:p>67.66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4-10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23512" calcext:value-type="float">
            <text:p>67.72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4-10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942" calcext:value-type="float">
            <text:p>67.89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4-10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6184" calcext:value-type="float">
            <text:p>68.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4-10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4472" calcext:value-type="float">
            <text:p>68.2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4-10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24552" calcext:value-type="float">
            <text:p>68.42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4-10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34864" calcext:value-type="float">
            <text:p>68.63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4-10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72608" calcext:value-type="float">
            <text:p>68.87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4-10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04256" calcext:value-type="float">
            <text:p>69.10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4-10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0296" calcext:value-type="float">
            <text:p>69.4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4-10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04712" calcext:value-type="float">
            <text:p>69.70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4-10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24752" calcext:value-type="float">
            <text:p>70.02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4-10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42328" calcext:value-type="float">
            <text:p>70.44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4-09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44664" calcext:value-type="float">
            <text:p>70.84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4-09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9272" calcext:value-type="float">
            <text:p>71.2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4-09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43952" calcext:value-type="float">
            <text:p>71.24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4-09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24824" calcext:value-type="float">
            <text:p>72.12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4-09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92336" calcext:value-type="float">
            <text:p>72.79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4-09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64064" calcext:value-type="float">
            <text:p>73.66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4-09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12832" calcext:value-type="float">
            <text:p>73.71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4-09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32416" calcext:value-type="float">
            <text:p>73.43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4-09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12504" calcext:value-type="float">
            <text:p>72.61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4-09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22816" calcext:value-type="float">
            <text:p>72.82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4-09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64776" calcext:value-type="float">
            <text:p>73.26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4-09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23016" calcext:value-type="float">
            <text:p>74.42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4-09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95" calcext:value-type="float">
            <text:p>74.2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4-09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74832" calcext:value-type="float">
            <text:p>74.47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4-09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1316" calcext:value-type="float">
            <text:p>74.81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4-09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4468" calcext:value-type="float">
            <text:p>75.54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4-09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73864" calcext:value-type="float">
            <text:p>75.87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4-09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43256" calcext:value-type="float">
            <text:p>76.3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4-09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62712" calcext:value-type="float">
            <text:p>76.5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4-09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13744" calcext:value-type="float">
            <text:p>74.91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4-09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54208" calcext:value-type="float">
            <text:p>74.05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4-09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03888" calcext:value-type="float">
            <text:p>75.30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4-09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22176" calcext:value-type="float">
            <text:p>75.32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4-09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33328" calcext:value-type="float">
            <text:p>74.63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4-09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4448" calcext:value-type="float">
            <text:p>73.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4-09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0356" calcext:value-type="float">
            <text:p>74.20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4-09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3404" calcext:value-type="float">
            <text:p>74.23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4-09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45064" calcext:value-type="float">
            <text:p>74.04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4-09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74376" calcext:value-type="float">
            <text:p>73.87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4-09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84232" calcext:value-type="float">
            <text:p>73.48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4-08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6348" calcext:value-type="float">
            <text:p>73.56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4-08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04144" calcext:value-type="float">
            <text:p>74.30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4-08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84104" calcext:value-type="float">
            <text:p>73.98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4-08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92792" calcext:value-type="float">
            <text:p>73.39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4-08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62896" calcext:value-type="float">
            <text:p>73.46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4-08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03232" calcext:value-type="float">
            <text:p>73.10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4-08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33968" calcext:value-type="float">
            <text:p>72.13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4-08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22032" calcext:value-type="float">
            <text:p>71.12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4-08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83248" calcext:value-type="float">
            <text:p>70.18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4-08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73064" calcext:value-type="float">
            <text:p>69.47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4-08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64632" calcext:value-type="float">
            <text:p>69.06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4-08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22088" calcext:value-type="float">
            <text:p>68.52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4-08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63592" calcext:value-type="float">
            <text:p>68.36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4-08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93488" calcext:value-type="float">
            <text:p>68.29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4-08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2384" calcext:value-type="float">
            <text:p>68.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4-08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74816" calcext:value-type="float">
            <text:p>69.77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4-08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95696" calcext:value-type="float">
            <text:p>69.19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4-08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06136" calcext:value-type="float">
            <text:p>68.90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4-08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26432" calcext:value-type="float">
            <text:p>68.22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4-08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0944" calcext:value-type="float">
            <text:p>67.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4-08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21504" calcext:value-type="float">
            <text:p>68.42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4-08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57368" calcext:value-type="float">
            <text:p>68.85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4-08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98416" calcext:value-type="float">
            <text:p>68.09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4-08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7416" calcext:value-type="float">
            <text:p>67.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4-08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42384" calcext:value-type="float">
            <text:p>67.84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4-08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07104" calcext:value-type="float">
            <text:p>67.50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4-08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42056" calcext:value-type="float">
            <text:p>66.74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4-08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45944" calcext:value-type="float">
            <text:p>65.84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4-08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09624" calcext:value-type="float">
            <text:p>64.80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4-07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93928" calcext:value-type="float">
            <text:p>64.19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4-07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40232" calcext:value-type="float">
            <text:p>64.34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4-07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15392" calcext:value-type="float">
            <text:p>63.71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4-07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74144" calcext:value-type="float">
            <text:p>62.87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4-07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18112" calcext:value-type="float">
            <text:p>62.61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4-07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61624" calcext:value-type="float">
            <text:p>61.76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4-07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86264" calcext:value-type="float">
            <text:p>60.78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4-07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75496" calcext:value-type="float">
            <text:p>59.97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4-07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96048" calcext:value-type="float">
            <text:p>58.29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4-07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61024" calcext:value-type="float">
            <text:p>56.96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4-07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738" calcext:value-type="float">
            <text:p>57.07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4-07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1952" calcext:value-type="float">
            <text:p>57.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4-07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68416" calcext:value-type="float">
            <text:p>56.66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4-07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594" calcext:value-type="float">
            <text:p>56.15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4-07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77816" calcext:value-type="float">
            <text:p>55.67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4-07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85792" calcext:value-type="float">
            <text:p>55.48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4-07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8216" calcext:value-type="float">
            <text:p>55.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4-07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5168" calcext:value-type="float">
            <text:p>55.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4-07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60824" calcext:value-type="float">
            <text:p>55.36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4-07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60824" calcext:value-type="float">
            <text:p>55.36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4-07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57776" calcext:value-type="float">
            <text:p>55.35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4-07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42536" calcext:value-type="float">
            <text:p>55.34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4-07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30344" calcext:value-type="float">
            <text:p>55.33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4-07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45584" calcext:value-type="float">
            <text:p>55.34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4-07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212" calcext:value-type="float">
            <text:p>55.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4-07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73016" calcext:value-type="float">
            <text:p>55.37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4-07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85208" calcext:value-type="float">
            <text:p>55.38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4-07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73016" calcext:value-type="float">
            <text:p>55.37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4-07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91304" calcext:value-type="float">
            <text:p>55.39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4-07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91304" calcext:value-type="float">
            <text:p>55.39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4-07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55312" calcext:value-type="float">
            <text:p>55.45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4-06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94936" calcext:value-type="float">
            <text:p>55.49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4-06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85792" calcext:value-type="float">
            <text:p>55.48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4-06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76648" calcext:value-type="float">
            <text:p>55.47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4-06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10176" calcext:value-type="float">
            <text:p>55.51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4-06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46752" calcext:value-type="float">
            <text:p>55.54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4-06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89424" calcext:value-type="float">
            <text:p>55.58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10097573702</text:p>
          </table:table-cell>
          <table:table-cell office:value-type="string" calcext:value-type="string">
            <text:p>21N 6W 13CD <text:s/>02</text:p>
          </table:table-cell>
          <table:table-cell office:value-type="string" calcext:value-type="string">
            <text:p>2024-06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68088" calcext:value-type="float">
            <text:p>55.56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08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994" meta:object-count="0"/>
    <meta:user-defined meta:name="AppVersion">3.0</meta:user-defined>
  </office:meta>
</office:document-meta>
</file>